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584" officeooo:paragraph-rsid="00020584"/>
    </style:style>
    <style:style style:name="P2" style:family="paragraph" style:parent-style-name="Standard">
      <style:text-properties officeooo:rsid="00020584" officeooo:paragraph-rsid="0004201c"/>
    </style:style>
    <style:style style:name="P3" style:family="paragraph" style:parent-style-name="Standard">
      <style:text-properties officeooo:rsid="0004f7d2" officeooo:paragraph-rsid="0004f7d2"/>
    </style:style>
    <style:style style:name="T1" style:family="text">
      <style:text-properties officeooo:rsid="00038c7e"/>
    </style:style>
    <style:style style:name="T2" style:family="text">
      <style:text-properties officeooo:rsid="0004201c"/>
    </style:style>
    <style:style style:name="T3" style:family="text">
      <style:text-properties officeooo:rsid="00057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à 3 descriptif généraux</text:p>
      <text:p text:style-name="P1"/>
      <text:p text:style-name="P1">3 à 5 sites ou templates</text:p>
      <text:p text:style-name="P1"/>
      <text:p text:style-name="P1">1 à 3 écrans de zoning page accu<text:span text:style-name="T3">e</text:span>il ET une page contenant un <text:s/>ou des atricles</text:p>
      <text:p text:style-name="P1">1 à 3 écrans wireframe page accu<text:span text:style-name="T3">e</text:span>il ET une page contenant un <text:s/>ou des atricles</text:p>
      <text:p text:style-name="P1"/>
      <text:p text:style-name="P2"><text:tab/><text:span text:style-name="T2">contenu :</text:span></text:p>
      <text:p text:style-name="P2"><text:span text:style-name="T1"><text:tab/><text:tab/>le type de menu et sa position</text:span></text:p>
      <text:p text:style-name="P2"><text:tab/><text:tab/><text:span text:style-name="T2">la place des images et des textes</text:span></text:p>
      <text:p text:style-name="P2"/>
      <text:p text:style-name="P2"/>
      <text:p text:style-name="P3">+ <text:s/>question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6:15:10.028032648</meta:creation-date>
    <meta:generator>LibreOffice/7.3.5.2$Linux_X86_64 LibreOffice_project/30$Build-2</meta:generator>
    <dc:date>2022-09-15T16:35:09.129857731</dc:date>
    <meta:editing-duration>PT6M45S</meta:editing-duration>
    <meta:editing-cycles>4</meta:editing-cycles>
    <meta:document-statistic meta:table-count="0" meta:image-count="0" meta:object-count="0" meta:page-count="1" meta:paragraph-count="9" meta:word-count="60" meta:character-count="292" meta:non-whitespace-character-count="231"/>
  </office:meta>
</office:document-meta>
</file>